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2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3" style:family="paragraph" style:parent-style-name="Standard">
      <style:text-properties fo:font-size="30pt" officeooo:rsid="001f632c" officeooo:paragraph-rsid="001f632c" style:font-size-asian="26.25pt" style:font-size-complex="30pt"/>
    </style:style>
    <style:style style:name="T1" style:family="text">
      <style:text-properties officeooo:rsid="001f0069"/>
    </style:style>
    <style:style style:name="T2" style:family="text">
      <style:text-properties officeooo:rsid="001f63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p text:style-name="P3">1) <text:span text:style-name="T3">Citer </text:span>deux matériaux conducteurs</text:p>
      <text:p text:style-name="P3">2) <text:span text:style-name="T3">Citer </text:span>deux matériaux isolants</text:p>
      <text:p text:style-name="P3">3) <text:span text:style-name="T3">Expliquer </text:span>ce que ça signifie si un matériau est isolant.</text:p>
      <text:p text:style-name="P1"><text:span text:style-name="T2">3</text:span>) <text:span text:style-name="T1">Comment vérifier si un matériau est isolant ou conducteur ?</text:span></text:p>
      <text:p text:style-name="P3"><text:span text:style-name="T3">Répondre </text:span>par</text:p>
      <text:p text:style-name="P3">a) <text:span text:style-name="T3">une phrase </text:span></text:p>
      <text:p text:style-name="P3">ET </text:p>
      <text:p text:style-name="P3">b) <text:span text:style-name="T3">un dessin </text:span><text:span text:style-name="T4">(soin noté)</text:span></text:p>
      <text:p text:style-name="P3">(les deux sont obligatoires)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1-10-03T23:06:58.276284764</dc:date>
    <meta:editing-duration>PT3H9M55S</meta:editing-duration>
    <meta:editing-cycles>3</meta:editing-cycles>
    <meta:generator>LibreOffice/7.2.1.2$Linux_X86_64 LibreOffice_project/20$Build-2</meta:generator>
    <meta:document-statistic meta:table-count="0" meta:image-count="0" meta:object-count="0" meta:page-count="1" meta:paragraph-count="10" meta:word-count="53" meta:character-count="298" meta:non-whitespace-character-count="247"/>
  </office:meta>
</office:document-meta>
</file>